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alibri2" svg:font-family="Calibri, Calibri"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7.903cm" fo:margin-left="0.044cm" table:align="left" style:writing-mode="lr-tb"/>
    </style:style>
    <style:style style:name="Tableau4.A" style:family="table-column">
      <style:table-column-properties style:column-width="7.805cm"/>
    </style:style>
    <style:style style:name="Tableau4.B" style:family="table-column">
      <style:table-column-properties style:column-width="10.098cm"/>
    </style:style>
    <style:style style:name="Tableau4.1" style:family="table-row">
      <style:table-row-properties style:min-row-height="0.194cm" style:keep-together="true" fo:keep-together="auto"/>
    </style:style>
    <style:style style:name="Tableau4.A1" style:family="table-cell">
      <style:table-cell-properties fo:padding-left="0.191cm" fo:padding-right="0.191cm" fo:padding-top="0cm" fo:padding-bottom="0cm" fo:border="none"/>
    </style:style>
    <style:style style:name="Tableau4.5" style:family="table-row">
      <style:table-row-properties style:min-row-height="0.196cm" style:keep-together="true" fo:keep-together="auto"/>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style:font-name-asian="MS Mincho" style:font-name-complex="Tahoma3"/>
    </style:style>
    <style:style style:name="P12" style:family="paragraph" style:parent-style-name="Text_20_body">
      <style:paragraph-properties fo:text-align="start" style:justify-single-word="false"/>
      <style:text-properties fo:font-size="11pt" style:font-name-asian="MS Mincho" style:font-size-asian="11pt" style:font-name-complex="Tahoma3" style:font-size-complex="11pt"/>
    </style:style>
    <style:style style:name="P13" style:family="paragraph" style:parent-style-name="Text_20_body">
      <style:paragraph-properties fo:text-align="start" style:justify-single-word="false"/>
    </style:style>
    <style:style style:name="P14" style:family="paragraph" style:parent-style-name="Text_20_body" style:list-style-name="L4"/>
    <style:style style:name="P15" style:family="paragraph" style:parent-style-name="Text_20_body">
      <style:text-properties style:font-name="Colibri" fo:font-size="11pt" style:font-size-asian="9.60000038146973pt" style:font-size-complex="11pt"/>
    </style:style>
    <style:style style:name="P16" style:family="paragraph" style:parent-style-name="Text_20_body" style:list-style-name="L5">
      <style:text-properties style:font-name="Colibri" fo:font-size="11pt" style:font-size-asian="9.60000038146973pt" style:font-size-complex="11pt"/>
    </style:style>
    <style:style style:name="P17" style:family="paragraph" style:parent-style-name="Text_20_body">
      <style:text-properties style:text-underline-style="solid" style:text-underline-type="double" style:text-underline-width="auto" style:text-underline-color="font-color"/>
    </style:style>
    <style:style style:name="P18" style:family="paragraph" style:parent-style-name="Text_20_body" style:list-style-name="L1">
      <style:paragraph-properties fo:margin-top="0cm" fo:margin-bottom="0cm"/>
    </style:style>
    <style:style style:name="P19" style:family="paragraph" style:parent-style-name="Text_20_body">
      <style:paragraph-properties fo:margin-left="0.76cm" fo:margin-right="0cm" fo:text-indent="0cm" style:auto-text-indent="false"/>
    </style:style>
    <style:style style:name="P20" style:family="paragraph" style:parent-style-name="Text_20_body" style:list-style-name="L2">
      <style:paragraph-properties fo:margin-left="0.76cm" fo:margin-right="0cm" fo:text-indent="0cm" style:auto-text-indent="false"/>
    </style:style>
    <style:style style:name="P21" style:family="paragraph" style:parent-style-name="Standard" style:list-style-name="L3"/>
    <style:style style:name="P22" style:family="paragraph" style:parent-style-name="Standard" style:list-style-name="L3">
      <style:text-properties fo:font-size="11pt" style:font-size-asian="11pt" style:font-size-complex="11pt"/>
    </style:style>
    <style:style style:name="P23" style:family="paragraph" style:parent-style-name="Heading_20_1">
      <style:text-properties style:font-name-asian="MS Mincho" style:font-name-complex="Tahoma3"/>
    </style:style>
    <style:style style:name="P24" style:family="paragraph" style:parent-style-name="Heading_20_1">
      <style:paragraph-properties fo:break-before="page"/>
    </style:style>
    <style:style style:name="P25" style:family="paragraph" style:parent-style-name="Spec_20_-_20_Table_20_des_20_matières_20_-_20_Titre">
      <style:paragraph-properties fo:break-before="page"/>
    </style:style>
    <style:style style:name="P2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9" style:family="paragraph" style:parent-style-name="Heading_20_2">
      <style:text-properties fo:font-size="16pt" style:font-size-asian="16pt" style:font-size-complex="16pt"/>
    </style:style>
    <style:style style:name="P30" style:family="paragraph" style:parent-style-name="Heading_20_2">
      <style:text-properties style:font-name="Cambria2" fo:font-size="16pt" style:font-size-asian="16pt" style:font-size-complex="16pt"/>
    </style:style>
    <style:style style:name="P31" style:family="paragraph" style:parent-style-name="Heading_20_2">
      <style:paragraph-properties fo:margin-left="0.76cm" fo:margin-right="0cm" fo:text-indent="0cm" style:auto-text-indent="false"/>
      <style:text-properties style:font-name="Colibri" fo:font-size="11pt" fo:font-weight="normal" style:font-name-asian="MS Mincho" style:font-size-asian="9.60000038146973pt" style:font-weight-asian="normal" style:font-name-complex="Tahoma3" style:font-size-complex="11pt" style:font-weight-complex="normal"/>
    </style:style>
    <style:style style:name="P32" style:family="paragraph" style:parent-style-name="Heading_20_3">
      <style:text-properties fo:font-size="14pt" style:font-size-asian="14pt" style:font-size-complex="14pt"/>
    </style:style>
    <style:style style:name="P33" style:family="paragraph" style:parent-style-name="Default" style:list-style-name="">
      <style:paragraph-properties style:text-autospace="none"/>
    </style:style>
    <style:style style:name="P34" style:family="paragraph" style:parent-style-name="Default" style:list-style-name="">
      <style:paragraph-properties style:text-autospace="none"/>
      <style:text-properties fo:color="#000000" style:font-name="Calibri2" fo:font-size="11pt" style:font-name-asian="Calibri2" style:font-size-asian="11pt" style:font-name-complex="Calibri2" style:font-size-complex="11pt"/>
    </style:style>
    <style:style style:name="T1" style:family="text">
      <style:text-properties fo:font-size="11pt" style:font-name-asian="MS Mincho" style:font-size-asian="11pt" style:font-name-complex="Tahoma3" style:font-size-complex="11pt"/>
    </style:style>
    <style:style style:name="T2" style:family="text">
      <style:text-properties fo:font-size="11pt" style:font-size-asian="11pt" style:font-size-complex="11pt"/>
    </style:style>
    <style:style style:name="T3" style:family="text">
      <style:text-properties style:font-name="Colibri" fo:font-size="11pt" fo:font-weight="normal" style:font-name-asian="MS Mincho" style:font-size-asian="9.60000038146973pt" style:font-weight-asian="normal" style:font-name-complex="Tahoma3" style:font-size-complex="11pt" style:font-weight-complex="normal"/>
    </style:style>
    <style:style style:name="T4" style:family="text">
      <style:text-properties style:font-name="Colibri" fo:font-size="11pt" fo:font-weight="normal" style:font-name-asian="MS Mincho" style:font-size-asian="9.60000038146973pt" style:font-weight-asian="normal" style:font-name-complex="Tahoma3" style:font-weight-complex="normal"/>
    </style:style>
    <style:style style:name="T5"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6" style:family="text">
      <style:text-properties fo:font-weight="normal" style:font-name-asian="MS Mincho" style:font-weight-asian="normal" style:font-name-complex="Tahoma3" style:font-weight-complex="normal"/>
    </style:style>
    <style:style style:name="T7" style:family="text">
      <style:text-properties fo:font-weight="normal" style:font-name-asian="MS Mincho" style:font-size-asian="9.60000038146973pt" style:font-weight-asian="normal" style:font-name-complex="Tahoma3" style:font-weight-complex="normal"/>
    </style:style>
    <style:style style:name="T8" style:family="text">
      <style:text-properties fo:font-weight="normal" style:font-weight-asian="normal" style:font-weight-complex="normal"/>
    </style:style>
    <style:style style:name="T9" style:family="text">
      <style:text-properties style:font-name="Cambria2" fo:font-weight="normal" style:font-name-asian="MS Mincho" style:font-weight-asian="normal" style:font-name-complex="Tahoma3" style:font-weight-complex="normal"/>
    </style:style>
    <style:style style:name="T10" style:family="text">
      <style:text-properties fo:color="#000000" style:text-line-through-style="none" style:font-name="Calibri2" fo:font-size="11pt" style:text-underline-style="none" style:font-name-asian="Calibri2" style:font-size-asian="11pt" style:font-name-complex="Calibri2" style:font-size-complex="11pt"/>
    </style:style>
    <style:style style:name="T11" style:family="text">
      <style:text-properties fo:color="#000000" style:text-line-through-style="none" style:font-name="Calibri2" fo:font-size="10pt" style:text-underline-style="none" style:font-name-asian="Calibri2" style:font-size-asian="10pt" style:font-name-complex="Calibri2" style:font-size-complex="10pt"/>
    </style:style>
    <style:style style:name="T12" style:family="text">
      <style:text-properties fo:color="#000000" style:font-name="Calibri2" fo:font-size="10pt" style:font-name-asian="Calibri2" style:font-size-asian="10pt" style:font-name-complex="Calibri2" style:font-size-complex="10pt"/>
    </style:style>
    <style:style style:name="T13" style:family="text">
      <style:text-properties fo:color="#000000" style:font-name="Calibri2" fo:font-size="11pt" style:font-name-asian="Calibri2" style:font-size-asian="11pt" style:font-name-complex="Calibri2" style:font-size-complex="11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SAP</text:p>
      <text:p text:style-name="P9">Etape 1, 2, 3</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DE POTTER Jerome</text:p>
      <text:p text:style-name="Spec_20_-_20_Informations_20_2_20_de_20_première_20_page">BELHADJ AISSA Soraya</text:p>
      <text:p text:style-name="Spec_20_-_20_Informations_20_2_20_de_20_première_20_page">NOGUEIRA Henriqu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5/01/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text:soft-page-break/></text:p>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5">Table des matières</text:p>
          </text:index-title>
          <text:p text:style-name="P26">1 <text:s text:c="2"/>Historique du document<text:tab/><text:a xlink:type="simple" xlink:href="#__RefHeading__488_297275160" text:style-name="Internet_20_link" text:visited-style-name="Internet_20_link">4</text:a></text:p>
          <text:p text:style-name="P26">2 <text:s text:c="2"/>Introduction<text:tab/><text:a xlink:type="simple" xlink:href="#__RefHeading__494_297275160" text:style-name="Internet_20_link" text:visited-style-name="Internet_20_link">5</text:a></text:p>
          <text:p text:style-name="P27">2.1 <text:s/>Présentation du projet<text:tab/><text:a xlink:type="simple" xlink:href="#__RefHeading__498_297275160" text:style-name="Internet_20_link" text:visited-style-name="Internet_20_link">5</text:a></text:p>
          <text:p text:style-name="P28">2.1.1 <text:s/>Contexte<text:tab/><text:a xlink:type="simple" xlink:href="#__RefHeading__500_297275160" text:style-name="Internet_20_link" text:visited-style-name="Internet_20_link">5</text:a></text:p>
          <text:p text:style-name="P28">2.1.2 <text:s/>Objectifs <text:tab/><text:a xlink:type="simple" xlink:href="#__RefHeading__390_1336058694" text:style-name="Internet_20_link" text:visited-style-name="Internet_20_link">5</text:a></text:p>
          <text:p text:style-name="P27">2.2 <text:s/>Présentation du document <text:tab/><text:a xlink:type="simple" xlink:href="#__RefHeading__392_1336058694" text:style-name="Internet_20_link" text:visited-style-name="Internet_20_link">5</text:a></text:p>
          <text:p text:style-name="P27">2.3 <text:s/>Document applicables/Documents de référence <text:tab/><text:a xlink:type="simple" xlink:href="#__RefHeading__394_1336058694" text:style-name="Internet_20_link" text:visited-style-name="Internet_20_link">5</text:a></text:p>
          <text:p text:style-name="P28">2.3.1 <text:s/>Documents applicables <text:tab/><text:a xlink:type="simple" xlink:href="#__RefHeading__396_1336058694" text:style-name="Internet_20_link" text:visited-style-name="Internet_20_link">5</text:a></text:p>
          <text:p text:style-name="P28">2.3.2 <text:s/>Documents de référence <text:tab/><text:a xlink:type="simple" xlink:href="#__RefHeading__398_1336058694" text:style-name="Internet_20_link" text:visited-style-name="Internet_20_link">5</text:a></text:p>
          <text:p text:style-name="P27">2.4 <text:s/>Terminologie et Abréviations <text:tab/><text:a xlink:type="simple" xlink:href="#__RefHeading__400_1336058694" text:style-name="Internet_20_link" text:visited-style-name="Internet_20_link">5</text:a></text:p>
          <text:p text:style-name="P26">3 <text:s text:c="2"/>Extraction des informations commerciales<text:tab/><text:a xlink:type="simple" xlink:href="#__RefHeading__402_1336058694" text:style-name="Internet_20_link" text:visited-style-name="Internet_20_link">6</text:a></text:p>
          <text:p text:style-name="P26">4 <text:s text:c="2"/>Scénarios pré Configurés<text:tab/><text:a xlink:type="simple" xlink:href="#__RefHeading__404_1336058694" text:style-name="Internet_20_link" text:visited-style-name="Internet_20_link">6</text:a></text:p>
          <text:p text:style-name="P27">Les scénarios auxquels GSTP peux être confronté sont les suivants :<text:tab/><text:a xlink:type="simple" xlink:href="#__RefHeading__424_1336058694" text:style-name="Internet_20_link" text:visited-style-name="Internet_20_link">6</text:a></text:p>
          <text:p text:style-name="P27">4.1 <text:s/>Demande planifié d'un matériel par un chantier :<text:tab/><text:a xlink:type="simple" xlink:href="#__RefHeading__682_324128734" text:style-name="Internet_20_link" text:visited-style-name="Internet_20_link">6</text:a></text:p>
          <text:p text:style-name="P27">4.2 <text:s/>Demande urgente de matériel par un chantier :<text:tab/><text:a xlink:type="simple" xlink:href="#__RefHeading__684_324128734" text:style-name="Internet_20_link" text:visited-style-name="Internet_20_link">7</text:a></text:p>
          <text:p text:style-name="P27">4.3 <text:s/>Retour de matériel :<text:tab/><text:a xlink:type="simple" xlink:href="#__RefHeading__686_324128734" text:style-name="Internet_20_link" text:visited-style-name="Internet_20_link">7</text:a></text:p>
          <text:p text:style-name="P27">4.4 <text:s/>Envoie en maintenance :<text:tab/><text:a xlink:type="simple" xlink:href="#__RefHeading__688_324128734" text:style-name="Internet_20_link" text:visited-style-name="Internet_20_link">7</text:a></text:p>
          <text:p text:style-name="P26">5 <text:s text:c="2"/>Périmètres SAP-ERP<text:tab/><text:a xlink:type="simple" xlink:href="#__RefHeading__690_324128734" text:style-name="Internet_20_link" text:visited-style-name="Internet_20_link">7</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30/12/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9" text:outline-level="2"><text:bookmark text:name="__RefHeading__394_1336058694"/>Document applicables/Documents de référence <text:bookmark-end text:name="__RefHeading__394_1336058694"/></text:h>
      <text:h text:style-name="P32"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2"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9547127" text:style-name="L1">
        <text:list-item>
          <text:p text:style-name="P18">Plan-type «dossier de gestion de la documentation»</text:p>
        </text:list-item>
        <text:list-item>
          <text:p text:style-name="P18">etc.</text:p>
        </text:list-item>
      </text:list>
      <text:h text:style-name="P29"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3" text:outline-level="1"><text:bookmark text:name="__RefHeading__402_1336058694"/><text:soft-page-break/>Extraction des informations commerciales<text:bookmark-end text:name="__RefHeading__402_1336058694"/></text:h>
      <text:p text:style-name="P10"/>
      <text:p text:style-name="P10"><text:tab/>L'ERP SAP est extrêmement flexible. En effet, il propose à la fois une solution généraliste mais aussi des solutions adaptées en fonctions des différents secteurs d'activité. </text:p>
      <text:p text:style-name="P12"><text:tab/>SAP ERP est mufti-fonctionnel. Ses modules couvrent l'ensemble des fonctions de gestion de l'entreprise et chaque module couvre des besoins complets de gestion.</text:p>
      <text:p text:style-name="P12">SAP ERP est flexible. Il est possible installer tous les modules fonctionnels, ou seulement quelques-uns.</text:p>
      <text:p text:style-name="P13"><text:span text:style-name="T1">SAP ERP est entièrement paramétrable et s'adapte ainsi aux besoins et à la structure de l'entreprise. </text:span></text:p>
      <text:p text:style-name="P13"/>
      <text:p text:style-name="P13"><text:tab/>Le prix de la solution SAP est disponible sur devis uniquement. En effet, elle dépend des modules choisis et de la structure de l'entreprise.</text:p>
      <text:p text:style-name="P13"/>
      <text:p text:style-name="P13"><text:tab/>La société SAP propose également d'installer et de configurer la solution choisie directement dans l'entreprise. Le coût de cette installation est également sur devis.</text:p>
      <text:p text:style-name="P13"/>
      <text:p text:style-name="P13">Une assistance / maintenance est aussi disponible sur devis.</text:p>
      <text:p text:style-name="P12"/>
      <text:h text:style-name="P23" text:outline-level="1"><text:bookmark text:name="__RefHeading__404_1336058694"/>Scénarios pré Configurés<text:bookmark-end text:name="__RefHeading__404_1336058694"/></text:h>
      <text:h text:style-name="P31" text:outline-level="2" text:is-list-header="true"><text:bookmark text:name="__RefHeading__424_1336058694"/>Les scénarios auxquels GSTP peux être confronté sont les suivants :<text:bookmark-end text:name="__RefHeading__424_1336058694"/></text:h>
      <text:h text:style-name="Heading_20_2" text:outline-level="2"><text:bookmark text:name="__RefHeading__682_324128734"/><text:span text:style-name="T7">Demande planifié d'un matériel par un chantier :</text:span><text:bookmark-end text:name="__RefHeading__682_324128734"/></text:h>
      <text:list xml:id="list41114799" text:style-name="L2">
        <text:list-item>
          <text:p text:style-name="P20"><text:span text:style-name="T3">1er cas : Le matériel est disponible → </text:span><text:span text:style-name="T4">Le matériel est réserver sur le planning</text:span></text:p>
          <text:list>
            <text:list-item>
              <text:list>
                <text:list-item>
                  <text:list>
                    <text:list-item>
                      <text:list>
                        <text:list-item>
                          <text:list>
                            <text:list-header>
                              <text:p text:style-name="P20"><text:span text:style-name="T4">Processus : Planification de l'affectation du matériel</text:span></text:p>
                            </text:list-header>
                          </text:list>
                        </text:list-item>
                      </text:list>
                    </text:list-item>
                  </text:list>
                </text:list-item>
              </text:list>
            </text:list-item>
          </text:list>
        </text:list-item>
        <text:list-item>
          <text:p text:style-name="P20"><text:span text:style-name="T4">2eme cas : Le matériel n'est pas disponible et la demande peut être repoussé → Le matériel est réserver sur le planning à une date ultérieur</text:span></text:p>
          <text:p text:style-name="P20"><text:span text:style-name="T4">Processus : Planification de l'affectation du matériel</text:span></text:p>
        </text:list-item>
        <text:list-item>
          <text:p text:style-name="P20"><text:span text:style-name="T4">3eme cas : Le matériel n'est pas disponible et la demande ne peut être repoussé → Le matériel est loué par GSTP puis réserver sur le planning</text:span></text:p>
          <text:p text:style-name="P20"><text:span text:style-name="T4">Processus : Location de matériel et Planification de l'affectation du matériel</text:span></text:p>
        </text:list-item>
        <text:list-item>
          <text:p text:style-name="P20"><text:span text:style-name="T4">4eme cas : Le matériel n'est pas disponible et est souvent demandé par les chantiers → Le matériel est acheté par GSTP et affecté au chantier</text:span></text:p>
          <text:p text:style-name="P20"><text:span text:style-name="T4">Processus : Achat de matériel et Planification de l'affectation du matériel</text:span></text:p>
        </text:list-item>
      </text:list>
      <text:p text:style-name="P19"><text:span text:style-name="T4"/></text:p>
      <text:h text:style-name="P29" text:outline-level="2"><text:bookmark text:name="__RefHeading__684_324128734"/><text:soft-page-break/><text:span text:style-name="T9">Demande urgente de matériel par un chantier :</text:span><text:bookmark-end text:name="__RefHeading__684_324128734"/></text:h>
      <text:list xml:id="list41399670" text:style-name="L3">
        <text:list-item>
          <text:p text:style-name="P22">1er cas : Le matériel est disponible → Le matériel est affecté au chantier et le planning d'affectation est mis à jour</text:p>
          <text:p text:style-name="P21"><text:span text:style-name="T2">Processus : Affectation du matériel et </text:span><text:span text:style-name="T5">Planification de l'affectation du matériel</text:span></text:p>
        </text:list-item>
        <text:list-item>
          <text:p text:style-name="P22">2eme cas : Le matériel n'est pas disponible → Le matériel est loué par GSTP et affecté au chantier</text:p>
          <text:p text:style-name="P21"><text:span text:style-name="T2">Processus : Location du matériel, Affectation du matériel et </text:span><text:span text:style-name="T5">Planification de l'affectation du matériel</text:span></text:p>
        </text:list-item>
      </text:list>
      <text:p text:style-name="Standard"><text:span text:style-name="T5"/></text:p>
      <text:h text:style-name="P30" text:outline-level="2"><text:bookmark text:name="__RefHeading__686_324128734"/><text:span text:style-name="T6">Retour de matériel :</text:span><text:bookmark-end text:name="__RefHeading__686_324128734"/></text:h>
      <text:list xml:id="list42148875" text:style-name="L4">
        <text:list-item>
          <text:p text:style-name="P14"><text:span text:style-name="T5">1er cas : Le matériel n'a pas été loué par GSTP à une société tiers → Le matériel est retourné à GSTP</text:span></text:p>
        </text:list-item>
      </text:list>
      <text:p text:style-name="Text_20_body"><text:span text:style-name="T5"><text:tab/>Processus : Affectation du matériel et Planification de l'affectation du matériel</text:span></text:p>
      <text:list xml:id="list43442680" text:continue-numbering="true" text:style-name="L4">
        <text:list-item>
          <text:p text:style-name="P14"><text:span text:style-name="T5">2eme cas : Le matériel a été loué par GSTP à une société tiers → Le matériel est retourné à GSTP puis retourné au fournisseur </text:span></text:p>
          <text:p text:style-name="P14"><text:span text:style-name="T5">Processus : Affectation du matériel, Planification de l'affectation du matériel et Location</text:span></text:p>
        </text:list-item>
      </text:list>
      <text:p text:style-name="Text_20_body"><text:span text:style-name="T5"/></text:p>
      <text:h text:style-name="P30" text:outline-level="2"><text:bookmark text:name="__RefHeading__688_324128734"/><text:span text:style-name="T6">Envoie en maintenance :</text:span><text:bookmark-end text:name="__RefHeading__688_324128734"/></text:h>
      <text:list xml:id="list43147490" text:style-name="L5">
        <text:list-item>
          <text:p text:style-name="P16"><text:span text:style-name="T6">1er cas : Le matériel provient d'un chantier et doit être réparé rapidement → Un agent de la société tiers est envoyé sur le chantier qui a signalé le matériel défectueux</text:span></text:p>
          <text:p text:style-name="P16"><text:span text:style-name="T6">Processus : Demande d'enlèvement immédiat du matériel et Demande de maintenance</text:span></text:p>
        </text:list-item>
        <text:list-item>
          <text:p text:style-name="P16"><text:span text:style-name="T6">2eme cas : Le matériel provient du parc de GSTP et la réparation n'est pas urgente → GSTP achemine elle même le matériel chez le prestataire</text:span></text:p>
          <text:p text:style-name="P16"><text:span text:style-name="T6">Processus : Demande de maintenance</text:span></text:p>
        </text:list-item>
      </text:list>
      <text:p text:style-name="P15"><text:span text:style-name="T6"/></text:p>
      <text:h text:style-name="Heading_20_1" text:outline-level="1"><text:bookmark text:name="__RefHeading__690_324128734"/><text:span text:style-name="T8">Périmètres SAP-ERP</text:span><text:bookmark-end text:name="__RefHeading__690_324128734"/></text:h>
      <text:p text:style-name="Text_20_body"/>
      <table:table table:name="Tableau4" table:style-name="Tableau4">
        <table:table-column table:style-name="Tableau4.A"/>
        <table:table-column table:style-name="Tableau4.B"/>
        <table:table-row table:style-name="Tableau4.1">
          <table:table-cell table:style-name="Tableau4.A1" office:value-type="string">
            <text:p text:style-name="P34">ME41 </text:p>
          </table:table-cell>
          <table:table-cell table:style-name="Tableau4.A1" office:value-type="string">
            <text:p text:style-name="P34">Create Request for Quotations </text:p>
          </table:table-cell>
        </table:table-row>
        <table:table-row table:style-name="Tableau4.1">
          <table:table-cell table:style-name="Tableau4.A1" office:value-type="string">
            <text:p text:style-name="P34">ME47 </text:p>
          </table:table-cell>
          <table:table-cell table:style-name="Tableau4.A1" office:value-type="string">
            <text:p text:style-name="P34">Maintain Quotations </text:p>
          </table:table-cell>
        </table:table-row>
        <table:table-row table:style-name="Tableau4.1">
          <table:table-cell table:style-name="Tableau4.A1" office:value-type="string">
            <text:p text:style-name="P34">ME49 </text:p>
          </table:table-cell>
          <table:table-cell table:style-name="Tableau4.A1" office:value-type="string">
            <text:p text:style-name="P34">Carry Out Price Comparison </text:p>
          </table:table-cell>
        </table:table-row>
        <table:table-row table:style-name="Tableau4.1">
          <table:table-cell table:style-name="Tableau4.A1" office:value-type="string">
            <text:p text:style-name="P34">ME21N </text:p>
          </table:table-cell>
          <table:table-cell table:style-name="Tableau4.A1" office:value-type="string">
            <text:p text:style-name="P34">Create Purchase Order for Best Quotation(s) </text:p>
          </table:table-cell>
        </table:table-row>
        <table:table-row table:style-name="Tableau4.5">
          <table:table-cell table:style-name="Tableau4.A1" office:value-type="string">
            <text:p text:style-name="P34">ME31K </text:p>
          </table:table-cell>
          <table:table-cell table:style-name="Tableau4.A1" office:value-type="string">
            <text:p text:style-name="P33"><text:span text:style-name="T12">Create Contract for Selected Materials with Reference to Quotation </text:span></text:p>
          </table:table-cell>
        </table:table-row>
        <table:table-row table:style-name="Tableau4.1">
          <table:table-cell table:style-name="Tableau4.A1" office:value-type="string">
            <text:p text:style-name="P34">ME51N </text:p>
          </table:table-cell>
          <table:table-cell table:style-name="Tableau4.A1" office:value-type="string">
            <text:p text:style-name="P34">Create Purchase Requisition </text:p>
          </table:table-cell>
        </table:table-row>
        <table:table-row table:style-name="Tableau4.1">
          <table:table-cell table:style-name="Tableau4.A1" office:value-type="string">
            <text:p text:style-name="P34">ME21N </text:p>
          </table:table-cell>
          <table:table-cell table:style-name="Tableau4.A1" office:value-type="string">
            <text:p text:style-name="P34">Create Purchase Order with Reference to Purchase Requisition </text:p>
          </table:table-cell>
        </table:table-row>
        <text:soft-page-break/>
        <table:table-row table:style-name="Tableau4.1">
          <table:table-cell table:style-name="Tableau4.A1" office:value-type="string">
            <text:p text:style-name="P34">ME21N </text:p>
          </table:table-cell>
          <table:table-cell table:style-name="Tableau4.A1" office:value-type="string">
            <text:p text:style-name="P34">Release Orders </text:p>
          </table:table-cell>
        </table:table-row>
        <table:table-row table:style-name="Tableau4.1">
          <table:table-cell table:style-name="Tableau4.A1" office:value-type="string">
            <text:p text:style-name="P34">MIGO </text:p>
          </table:table-cell>
          <table:table-cell table:style-name="Tableau4.A1" office:value-type="string">
            <text:p text:style-name="P34">Post Goods Receipts for the Purchase Orders </text:p>
          </table:table-cell>
        </table:table-row>
        <table:table-row table:style-name="Tableau4.1">
          <table:table-cell table:style-name="Tableau4.A1" office:value-type="string">
            <text:p text:style-name="P34">MB52 </text:p>
          </table:table-cell>
          <table:table-cell table:style-name="Tableau4.A1" office:value-type="string">
            <text:p text:style-name="P33"><text:span text:style-name="T13">Display Warehouse Stocks </text:span></text:p>
          </table:table-cell>
        </table:table-row>
        <table:table-row table:style-name="Tableau4.1">
          <table:table-cell table:style-name="Tableau4.A1" office:value-type="string">
            <text:p text:style-name="P34">MIGO </text:p>
          </table:table-cell>
          <table:table-cell table:style-name="Tableau4.A1" office:value-type="string">
            <text:p text:style-name="P34">Goods Issue Posting </text:p>
          </table:table-cell>
        </table:table-row>
        <table:table-row table:style-name="Tableau4.1">
          <table:table-cell table:style-name="Tableau4.A1" office:value-type="string">
            <text:p text:style-name="P34">MI31 </text:p>
          </table:table-cell>
          <table:table-cell table:style-name="Tableau4.A1" office:value-type="string">
            <text:p text:style-name="P34">Create Physical Inventory Documents Without Special Stocks </text:p>
          </table:table-cell>
        </table:table-row>
        <table:table-row table:style-name="Tableau4.1">
          <table:table-cell table:style-name="Tableau4.A1" office:value-type="string">
            <text:p text:style-name="P34">MI32 </text:p>
          </table:table-cell>
          <table:table-cell table:style-name="Tableau4.A1" office:value-type="string">
            <text:p text:style-name="P34">Block Material </text:p>
          </table:table-cell>
        </table:table-row>
        <table:table-row table:style-name="Tableau4.1">
          <table:table-cell table:style-name="Tableau4.A1" office:value-type="string">
            <text:p text:style-name="P34">MI33 </text:p>
          </table:table-cell>
          <table:table-cell table:style-name="Tableau4.A1" office:value-type="string">
            <text:p text:style-name="P34">Freeze Book Inventory Balance </text:p>
          </table:table-cell>
        </table:table-row>
        <table:table-row table:style-name="Tableau4.1">
          <table:table-cell table:style-name="Tableau4.A1" office:value-type="string">
            <text:p text:style-name="P34">MI21 </text:p>
          </table:table-cell>
          <table:table-cell table:style-name="Tableau4.A1" office:value-type="string">
            <text:p text:style-name="P34">Print Physical Inventory Document </text:p>
          </table:table-cell>
        </table:table-row>
        <table:table-row table:style-name="Tableau4.1">
          <table:table-cell table:style-name="Tableau4.A1" office:value-type="string">
            <text:p text:style-name="P34">MI04 </text:p>
          </table:table-cell>
          <table:table-cell table:style-name="Tableau4.A1" office:value-type="string">
            <text:p text:style-name="P34">Enter Inventory Count </text:p>
          </table:table-cell>
        </table:table-row>
        <table:table-row table:style-name="Tableau4.1">
          <table:table-cell table:style-name="Tableau4.A1" office:value-type="string">
            <text:p text:style-name="P34">MI35 </text:p>
          </table:table-cell>
          <table:table-cell table:style-name="Tableau4.A1" office:value-type="string">
            <text:p text:style-name="P34">Set Zero Count </text:p>
          </table:table-cell>
        </table:table-row>
        <table:table-row table:style-name="Tableau4.1">
          <table:table-cell table:style-name="Tableau4.A1" office:value-type="string">
            <text:p text:style-name="P34">MI20 </text:p>
          </table:table-cell>
          <table:table-cell table:style-name="Tableau4.A1" office:value-type="string">
            <text:p text:style-name="P34">Issue the List of Inventory Differences </text:p>
          </table:table-cell>
        </table:table-row>
        <table:table-row table:style-name="Tableau4.1">
          <table:table-cell table:style-name="Tableau4.A1" office:value-type="string">
            <text:p text:style-name="P34">MI11 </text:p>
          </table:table-cell>
          <table:table-cell table:style-name="Tableau4.A1" office:value-type="string">
            <text:p text:style-name="P34">Initiate a Recount </text:p>
          </table:table-cell>
        </table:table-row>
        <table:table-row table:style-name="Tableau4.1">
          <table:table-cell table:style-name="Tableau4.A1" office:value-type="string">
            <text:p text:style-name="P34">MI07 </text:p>
          </table:table-cell>
          <table:table-cell table:style-name="Tableau4.A1" office:value-type="string">
            <text:p text:style-name="P34">Post Difference </text:p>
          </table:table-cell>
        </table:table-row>
        <table:table-row table:style-name="Tableau4.1">
          <table:table-cell table:style-name="Tableau4.A1" office:value-type="string">
            <text:p text:style-name="P34">MRN0 </text:p>
          </table:table-cell>
          <table:table-cell table:style-name="Tableau4.A1" office:value-type="string">
            <text:p text:style-name="P34">Carry Out Market Price Analysis </text:p>
          </table:table-cell>
        </table:table-row>
        <table:table-row table:style-name="Tableau4.1">
          <table:table-cell table:style-name="Tableau4.A1" office:value-type="string">
            <text:p text:style-name="P34">MRN1 </text:p>
          </table:table-cell>
          <table:table-cell table:style-name="Tableau4.A1" office:value-type="string">
            <text:p text:style-name="P34">Determination of Range of Coverage </text:p>
          </table:table-cell>
        </table:table-row>
        <table:table-row table:style-name="Tableau4.1">
          <table:table-cell table:style-name="Tableau4.A1" office:value-type="string">
            <text:p text:style-name="P34">MRN2 </text:p>
          </table:table-cell>
          <table:table-cell table:style-name="Tableau4.A1" office:value-type="string">
            <text:p text:style-name="P34">Determination of Movement Rate </text:p>
          </table:table-cell>
        </table:table-row>
        <table:table-row table:style-name="Tableau4.1">
          <table:table-cell table:style-name="Tableau4.A1" office:value-type="string">
            <text:p text:style-name="P34">MRN8 </text:p>
          </table:table-cell>
          <table:table-cell table:style-name="Tableau4.A1" office:value-type="string">
            <text:p text:style-name="P34">Lising Price Variances </text:p>
          </table:table-cell>
        </table:table-row>
        <table:table-row table:style-name="Tableau4.1">
          <table:table-cell table:style-name="Tableau4.A1" office:value-type="string">
            <text:p text:style-name="P34">MRN9 </text:p>
          </table:table-cell>
          <table:table-cell table:style-name="Tableau4.A1" office:value-type="string">
            <text:p text:style-name="P33"><text:span text:style-name="T13">Displaying Restults of Balance Sheet Valuation</text:span></text:p>
          </table:table-cell>
        </table:table-row>
        <table:table-row table:style-name="Tableau4.1">
          <table:table-cell table:style-name="Tableau4.A1" office:value-type="string">
            <text:p text:style-name="P34">ME31K </text:p>
          </table:table-cell>
          <table:table-cell table:style-name="Tableau4.A1" office:value-type="string">
            <text:p text:style-name="P34">Create Contact </text:p>
          </table:table-cell>
        </table:table-row>
        <table:table-row table:style-name="Tableau4.1">
          <table:table-cell table:style-name="Tableau4.A1" office:value-type="string">
            <text:p text:style-name="P34">ME51N </text:p>
          </table:table-cell>
          <table:table-cell table:style-name="Tableau4.A1" office:value-type="string">
            <text:p text:style-name="P34">Create Purchase Requisition </text:p>
          </table:table-cell>
        </table:table-row>
        <table:table-row table:style-name="Tableau4.1">
          <table:table-cell table:style-name="Tableau4.A1" office:value-type="string">
            <text:p text:style-name="P34">ME57 </text:p>
          </table:table-cell>
          <table:table-cell table:style-name="Tableau4.A1" office:value-type="string">
            <text:p text:style-name="P34">Assign and Process Purchase Requisitions </text:p>
          </table:table-cell>
        </table:table-row>
        <table:table-row table:style-name="Tableau4.1">
          <table:table-cell table:style-name="Tableau4.A1" office:value-type="string">
            <text:p text:style-name="P34">MIGO </text:p>
          </table:table-cell>
          <table:table-cell table:style-name="Tableau4.A1" office:value-type="string">
            <text:p text:style-name="P33"><text:span text:style-name="T13">Goods Receipt Purchase Order </text:span></text:p>
          </table:table-cell>
        </table:table-row>
        <table:table-row table:style-name="Tableau4.1">
          <table:table-cell table:style-name="Tableau4.A1" office:value-type="string">
            <text:p text:style-name="P34">MIRO </text:p>
          </table:table-cell>
          <table:table-cell table:style-name="Tableau4.A1" office:value-type="string">
            <text:p text:style-name="P34">Enter Incoming Invoice </text:p>
          </table:table-cell>
        </table:table-row>
        <table:table-row table:style-name="Tableau4.1">
          <table:table-cell table:style-name="Tableau4.A1" office:value-type="string">
            <text:p text:style-name="P34">ME33K </text:p>
          </table:table-cell>
          <table:table-cell table:style-name="Tableau4.A1" office:value-type="string">
            <text:p text:style-name="P34">Display Contract </text:p>
          </table:table-cell>
        </table:table-row>
        <table:table-row table:style-name="Tableau4.1">
          <table:table-cell table:style-name="Tableau4.A1" office:value-type="string">
            <text:p text:style-name="P34">ME41 </text:p>
          </table:table-cell>
          <table:table-cell table:style-name="Tableau4.A1" office:value-type="string">
            <text:p text:style-name="P34">Create RFQ </text:p>
          </table:table-cell>
        </table:table-row>
        <table:table-row table:style-name="Tableau4.1">
          <table:table-cell table:style-name="Tableau4.A1" office:value-type="string">
            <text:p text:style-name="P34">ME47 </text:p>
          </table:table-cell>
          <table:table-cell table:style-name="Tableau4.A1" office:value-type="string">
            <text:p text:style-name="P34">Maintain Quotation </text:p>
          </table:table-cell>
        </table:table-row>
        <table:table-row table:style-name="Tableau4.1">
          <table:table-cell table:style-name="Tableau4.A1" office:value-type="string">
            <text:p text:style-name="P34">ME49 </text:p>
          </table:table-cell>
          <table:table-cell table:style-name="Tableau4.A1" office:value-type="string">
            <text:p text:style-name="P34">Price Comparison List </text:p>
          </table:table-cell>
        </table:table-row>
        <table:table-row table:style-name="Tableau4.1">
          <table:table-cell table:style-name="Tableau4.A1" office:value-type="string">
            <text:p text:style-name="P34">ME31K </text:p>
          </table:table-cell>
          <table:table-cell table:style-name="Tableau4.A1" office:value-type="string">
            <text:p text:style-name="P33"><text:span text:style-name="T13">Create Contact </text:span></text:p>
          </table:table-cell>
        </table:table-row>
        <table:table-row table:style-name="Tableau4.1">
          <table:table-cell table:style-name="Tableau4.A1" office:value-type="string">
            <text:p text:style-name="P34">ME51N </text:p>
          </table:table-cell>
          <table:table-cell table:style-name="Tableau4.A1" office:value-type="string">
            <text:p text:style-name="P34">Create Purchase Requisition </text:p>
          </table:table-cell>
        </table:table-row>
        <table:table-row table:style-name="Tableau4.1">
          <table:table-cell table:style-name="Tableau4.A1" office:value-type="string">
            <text:p text:style-name="P34">ME25 </text:p>
          </table:table-cell>
          <table:table-cell table:style-name="Tableau4.A1" office:value-type="string">
            <text:p text:style-name="P34">Create Purchase Order </text:p>
          </table:table-cell>
        </table:table-row>
        <table:table-row table:style-name="Tableau4.1">
          <table:table-cell table:style-name="Tableau4.A1" office:value-type="string">
            <text:p text:style-name="P34">MIGO </text:p>
          </table:table-cell>
          <table:table-cell table:style-name="Tableau4.A1" office:value-type="string">
            <text:p text:style-name="P34">Goods Receipt Purchase Order </text:p>
          </table:table-cell>
        </table:table-row>
        <table:table-row table:style-name="Tableau4.1">
          <table:table-cell table:style-name="Tableau4.A1" office:value-type="string">
            <text:p text:style-name="P34">ME21N </text:p>
          </table:table-cell>
          <table:table-cell table:style-name="Tableau4.A1" office:value-type="string">
            <text:p text:style-name="P34">Create Purchase Order </text:p>
          </table:table-cell>
        </table:table-row>
        <table:table-row table:style-name="Tableau4.1">
          <table:table-cell table:style-name="Tableau4.A1" office:value-type="string">
            <text:p text:style-name="P34">QE51N </text:p>
          </table:table-cell>
          <table:table-cell table:style-name="Tableau4.A1" office:value-type="string">
            <text:p text:style-name="P34">Results Recording Worklist </text:p>
          </table:table-cell>
        </table:table-row>
        <table:table-row table:style-name="Tableau4.1">
          <table:table-cell table:style-name="Tableau4.A1" office:value-type="string">
            <text:p text:style-name="P34">VA41 </text:p>
          </table:table-cell>
          <table:table-cell table:style-name="Tableau4.A1" office:value-type="string">
            <text:p text:style-name="P34">Create Contact </text:p>
          </table:table-cell>
        </table:table-row>
        <table:table-row table:style-name="Tableau4.1">
          <table:table-cell table:style-name="Tableau4.A1" office:value-type="string">
            <text:p text:style-name="P34">IE08 </text:p>
          </table:table-cell>
          <table:table-cell table:style-name="Tableau4.A1" office:value-type="string">
            <text:p text:style-name="P34">Create Equipment </text:p>
          </table:table-cell>
        </table:table-row>
        <table:table-row table:style-name="Tableau4.1">
          <table:table-cell table:style-name="Tableau4.A1" office:value-type="string">
            <text:p text:style-name="P34">IP41 </text:p>
          </table:table-cell>
          <table:table-cell table:style-name="Tableau4.A1" office:value-type="string">
            <text:p text:style-name="P34">Create Maintenance Plan </text:p>
          </table:table-cell>
        </table:table-row>
        <table:table-row table:style-name="Tableau4.1">
          <table:table-cell table:style-name="Tableau4.A1" office:value-type="string">
            <text:p text:style-name="P34">IP10 </text:p>
          </table:table-cell>
          <table:table-cell table:style-name="Tableau4.A1" office:value-type="string">
            <text:p text:style-name="P34">Schedule Maintenance Plan </text:p>
          </table:table-cell>
        </table:table-row>
        <table:table-row table:style-name="Tableau4.1">
          <table:table-cell table:style-name="Tableau4.A1" office:value-type="string">
            <text:p text:style-name="P34">IP24 </text:p>
          </table:table-cell>
          <table:table-cell table:style-name="Tableau4.A1" office:value-type="string">
            <text:p text:style-name="P34">Scheduling Overview List Form: Selection Criteria </text:p>
          </table:table-cell>
        </table:table-row>
        <table:table-row table:style-name="Tableau4.1">
          <table:table-cell table:style-name="Tableau4.A1" office:value-type="string">
            <text:p text:style-name="P34">IW32 </text:p>
          </table:table-cell>
          <table:table-cell table:style-name="Tableau4.A1" office:value-type="string">
            <text:p text:style-name="P34">Change Order </text:p>
          </table:table-cell>
        </table:table-row>
        <table:table-row table:style-name="Tableau4.1">
          <table:table-cell table:style-name="Tableau4.A1" office:value-type="string">
            <text:p text:style-name="P34">CAT2 </text:p>
          </table:table-cell>
          <table:table-cell table:style-name="Tableau4.A1" office:value-type="string">
            <text:p text:style-name="P34">Time Sheet </text:p>
          </table:table-cell>
        </table:table-row>
        <table:table-row table:style-name="Tableau4.1">
          <table:table-cell table:style-name="Tableau4.A1" office:value-type="string">
            <text:p text:style-name="P34">CAT9 </text:p>
          </table:table-cell>
          <table:table-cell table:style-name="Tableau4.A1" office:value-type="string">
            <text:p text:style-name="P34">CATS: Transfer to Plant Maintenance/Customer Service </text:p>
          </table:table-cell>
        </table:table-row>
        <table:table-row table:style-name="Tableau4.1">
          <table:table-cell table:style-name="Tableau4.A1" office:value-type="string">
            <text:p text:style-name="P34">PR05 </text:p>
          </table:table-cell>
          <table:table-cell table:style-name="Tableau4.A1" office:value-type="string">
            <text:p text:style-name="P34">Travel Expense Manager </text:p>
          </table:table-cell>
        </table:table-row>
        <table:table-row table:style-name="Tableau4.1">
          <table:table-cell table:style-name="Tableau4.A1" office:value-type="string">
            <text:p text:style-name="P34">PRF1 </text:p>
          </table:table-cell>
          <table:table-cell table:style-name="Tableau4.A1" office:value-type="string">
            <text:p text:style-name="P34">Summarized Form 1 for Travel Expenses </text:p>
          </table:table-cell>
        </table:table-row>
        <table:table-row table:style-name="Tableau4.1">
          <table:table-cell table:style-name="Tableau4.A1" office:value-type="string">
            <text:p text:style-name="P34">PRRW </text:p>
          </table:table-cell>
          <table:table-cell table:style-name="Tableau4.A1" office:value-type="string">
            <text:p text:style-name="P34">Posting Run Management </text:p>
          </table:table-cell>
        </table:table-row>
        <table:table-row table:style-name="Tableau4.1">
          <table:table-cell table:style-name="Tableau4.A1" office:value-type="string">
            <text:p text:style-name="P34">DP90 </text:p>
          </table:table-cell>
          <table:table-cell table:style-name="Tableau4.A1" office:value-type="string">
            <text:p text:style-name="P33"><text:span text:style-name="T13">Resource-Related Billing Request </text:span></text:p>
          </table:table-cell>
        </table:table-row>
        <table:table-row table:style-name="Tableau4.1">
          <table:table-cell table:style-name="Tableau4.A1" office:value-type="string">
            <text:p text:style-name="P34">VF01 </text:p>
          </table:table-cell>
          <table:table-cell table:style-name="Tableau4.A1" office:value-type="string">
            <text:p text:style-name="P34">Create Billing Document </text:p>
          </table:table-cell>
        </table:table-row>
        <table:table-row table:style-name="Tableau4.1">
          <table:table-cell table:style-name="Tableau4.A1" office:value-type="string">
            <text:p text:style-name="P34">KO88 </text:p>
          </table:table-cell>
          <table:table-cell table:style-name="Tableau4.A1" office:value-type="string">
            <text:p text:style-name="P34">Actual Settlement: Order </text:p>
          </table:table-cell>
        </table:table-row>
        <table:table-row table:style-name="Tableau4.1">
          <table:table-cell table:style-name="Tableau4.A1" office:value-type="string">
            <text:p text:style-name="P34">ME21N </text:p>
          </table:table-cell>
          <table:table-cell table:style-name="Tableau4.A1" office:value-type="string">
            <text:p text:style-name="P34">Create Purchase Order </text:p>
          </table:table-cell>
        </table:table-row>
        <table:table-row table:style-name="Tableau4.1">
          <table:table-cell table:style-name="Tableau4.A1" office:value-type="string">
            <text:p text:style-name="P34">VL10B </text:p>
          </table:table-cell>
          <table:table-cell table:style-name="Tableau4.A1" office:value-type="string">
            <text:p text:style-name="P34">Purchase Orders, fast display </text:p>
          </table:table-cell>
        </table:table-row>
        <table:table-row table:style-name="Tableau4.1">
          <table:table-cell table:style-name="Tableau4.A1" office:value-type="string">
            <text:p text:style-name="P34">VL02N </text:p>
          </table:table-cell>
          <table:table-cell table:style-name="Tableau4.A1" office:value-type="string">
            <text:p text:style-name="P34">Change Outbound Delivery </text:p>
          </table:table-cell>
        </table:table-row>
        <table:table-row table:style-name="Tableau4.1">
          <table:table-cell table:style-name="Tableau4.A1" office:value-type="string">
            <text:p text:style-name="P34">VA01 </text:p>
          </table:table-cell>
          <table:table-cell table:style-name="Tableau4.A1" office:value-type="string">
            <text:p text:style-name="P34">Create Sales Order </text:p>
          </table:table-cell>
        </table:table-row>
        <table:table-row table:style-name="Tableau4.1">
          <table:table-cell table:style-name="Tableau4.A1" office:value-type="string">
            <text:p text:style-name="P34">ME21N </text:p>
          </table:table-cell>
          <table:table-cell table:style-name="Tableau4.A1" office:value-type="string">
            <text:p text:style-name="P34">Create Purchase Order </text:p>
          </table:table-cell>
        </table:table-row>
        <text:soft-page-break/>
        <table:table-row table:style-name="Tableau4.1">
          <table:table-cell table:style-name="Tableau4.A1" office:value-type="string">
            <text:p text:style-name="P34">MIGO </text:p>
          </table:table-cell>
          <table:table-cell table:style-name="Tableau4.A1" office:value-type="string">
            <text:p text:style-name="P34">Goods Receipt Purchase Order </text:p>
          </table:table-cell>
        </table:table-row>
        <table:table-row table:style-name="Tableau4.1">
          <table:table-cell table:style-name="Tableau4.A1" office:value-type="string">
            <text:p text:style-name="P34">VF01 </text:p>
          </table:table-cell>
          <table:table-cell table:style-name="Tableau4.A1" office:value-type="string">
            <text:p text:style-name="P33"><text:span text:style-name="T13">Create Billing Document </text:span></text:p>
          </table:table-cell>
        </table:table-row>
        <table:table-row table:style-name="Tableau4.1">
          <table:table-cell table:style-name="Tableau4.A1" office:value-type="string">
            <text:p text:style-name="P34">MIRO </text:p>
          </table:table-cell>
          <table:table-cell table:style-name="Tableau4.A1" office:value-type="string">
            <text:p text:style-name="P34">Enter Incoming Invoice </text:p>
          </table:table-cell>
        </table:table-row>
      </table:table>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alibri2" svg:font-family="Calibri, Calibri"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alibri2" fo:font-size="12pt" style:font-name-asian="Calibri2" style:font-size-asian="12pt" style:font-name-complex="Calibri2"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2</text:page-number> su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19:43:41.89</meta:creation-date>
    <meta:editing-duration>PT3H47M17S</meta:editing-duration>
    <meta:editing-cycles>4</meta:editing-cycles>
    <meta:generator>LibreOffice/3.3$Win32 LibreOffice_project/330m19$Build-6</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2-08T23:30:58.22</dc:date>
    <meta:document-statistic meta:table-count="4" meta:image-count="0" meta:object-count="0" meta:page-count="9" meta:paragraph-count="230" meta:word-count="1229" meta:character-count="7845"/>
    <meta:user-defined meta:name="Info 2"/>
    <meta:user-defined meta:name="Info 3"/>
    <meta:user-defined meta:name="Info 4"/>
    <meta:user-defined meta:name="License">&lt;a href="http://templates.services.openoffice.org/bsd-license"&gt;BSD&lt;/a&gt; </meta:user-defined>
  </office:meta>
</office:document-meta>
</file>